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0AC698F6F572B363.png" manifest:media-type="image/png"/>
  <manifest:file-entry manifest:full-path="Pictures/100000010000004000000040499A5FFCE73BA320.png" manifest:media-type="image/png"/>
  <manifest:file-entry manifest:full-path="Pictures/1000000100000040000000404DA9EB6566EEE01F.png" manifest:media-type="image/png"/>
  <manifest:file-entry manifest:full-path="Pictures/10000001000000400000004060273305A78BF99F.png" manifest:media-type="image/png"/>
  <manifest:file-entry manifest:full-path="Pictures/1000000100000040000000409357781C9E05831A.png" manifest:media-type="image/png"/>
  <manifest:file-entry manifest:full-path="Pictures/1000000100000040000000403A5F75F7998B5B98.png" manifest:media-type="image/png"/>
  <manifest:file-entry manifest:full-path="Pictures/1000000100000040000000401D2C7E1BDE1FE1EE.png" manifest:media-type="image/png"/>
  <manifest:file-entry manifest:full-path="Pictures/100000010000004000000040B5FCEC41731C206E.png" manifest:media-type="image/png"/>
  <manifest:file-entry manifest:full-path="Pictures/100000010000004000000040633E93E7C48B34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2">
      <style:paragraph-properties fo:margin-left="1cm" fo:margin-right="1cm" fo:text-indent="0cm" style:auto-text-indent="false"/>
    </style:style>
    <style:style style:name="P3" style:family="paragraph" style:parent-style-name="Preformatted_20_Text" style:list-style-name="L2">
      <style:paragraph-properties fo:margin-left="1cm" fo:margin-right="1cm" fo:margin-top="0cm" fo:margin-bottom="0.499cm" style:contextual-spacing="false" fo:text-indent="0cm" style:auto-text-indent="false"/>
    </style:style>
    <style:style style:name="P4" style:family="paragraph" style:parent-style-name="Preformatted_20_Text" style:list-style-name="L6">
      <style:paragraph-properties fo:margin-top="0cm" fo:margin-bottom="0.499cm" style:contextual-spacing="false"/>
    </style:style>
    <style:style style:name="P5" style:family="paragraph" style:parent-style-name="Quotations" style:list-style-name="L2"/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riting extensions for GDevelop 5</text:h>
      <text:p text:style-name="Text_20_body">GDevelop editor and games engines are designed so that all objects, behaviors, effects, actions, conditions and expressions are provided by <text:span text:style-name="Emphasis">extensions</text:span>. These extensions are composed of two parts:</text:p>
      <text:list xml:id="list911334823" text:style-name="L1">
        <text:list-item>
          <text:p text:style-name="P7">the <text:span text:style-name="Emphasis">declaration</text:span> of the extension, traditionally done in a file called <text:span text:style-name="Source_20_Text">JsExtension.js</text:span>. </text:p>
        </text:list-item>
        <text:list-item>
          <text:p text:style-name="P6">the <text:span text:style-name="Emphasis">implementation</text:span> of the extension for the game engine (also called the "Runtime"), written in <text:a xlink:type="simple" xlink:href="https://www.typescriptlang.org/" text:style-name="Internet_20_link" text:visited-style-name="Visited_20_Internet_20_Link">TypeScript</text:a>, containing the functions corresponding to the actions/conditions/expressions and the classes used for the objects or behaviors. The implementation is traditionally in files called <text:span text:style-name="Source_20_Text">extensionnametools.ts</text:span>, <text:span text:style-name="Source_20_Text">objectnameruntimeobject.ts</text:span> or <text:span text:style-name="Source_20_Text">objectnameruntimebehavior.ts</text:span>. </text:p>
        </text:list-item>
      </text:list>
      <text:p text:style-name="Quotations">Note that some GDevelop extensions are declared in C++, in files called <text:span text:style-name="Source_20_Text">JsExtension.cpp</text:span>. If you want to edit them, refer to the paragraph about them at the end.</text:p>
      <text:h text:style-name="Heading_20_2" text:outline-level="2"><text:bookmark text:name="user-content-1-installation-"/>1) Installation <draw:frame draw:style-name="fr1" draw:name="Figura1" text:anchor-type="as-char" svg:width="0.529cm" svg:height="0.529cm" draw:z-index="0"><draw:image xlink:href="Pictures/100000010000004000000040633E93E7C48B34C8.png" xlink:type="simple" xlink:show="embed" xlink:actuate="onLoad" draw:mime-type="image/png"/><svg:title>computer</svg:title></draw:frame></text:h>
      <text:p text:style-name="Text_20_body">To modify extensions, you need to have the development version of GDevelop running. Make sure to have <text:a xlink:type="simple" xlink:href="https://git-scm.com/" text:style-name="Internet_20_link" text:visited-style-name="Visited_20_Internet_20_Link">Git</text:a> and <text:a xlink:type="simple" xlink:href="https://nodejs.org/" text:style-name="Internet_20_link" text:visited-style-name="Visited_20_Internet_20_Link">Node.js</text:a> installed. <text:a xlink:type="simple" xlink:href="https://yarnpkg.com/" text:style-name="Internet_20_link" text:visited-style-name="Visited_20_Internet_20_Link">Yarn</text:a> is optional.</text:p>
      <text:p text:style-name="Preformatted_20_Text">git clone https://github.com/4ian/GD.git</text:p>
      <text:p text:style-name="Preformatted_20_Text">cd GD/newIDE/app</text:p>
      <text:p text:style-name="P1">npm install #or yarn</text:p>
      <text:p text:style-name="Text_20_body">Refer to the <text:a xlink:type="simple" xlink:href="https://github.com/4ian/GDevelop/blob/master/newIDE/README.md" text:style-name="Internet_20_link" text:visited-style-name="Visited_20_Internet_20_Link">GDevelop IDE Readme</text:a> for more information about the installation.</text:p>
      <text:h text:style-name="Heading_20_2" text:outline-level="2"><text:bookmark text:name="user-content-2-development-"/>2) Development <draw:frame draw:style-name="fr1" draw:name="Figura2" text:anchor-type="as-char" svg:width="0.529cm" svg:height="0.529cm" draw:z-index="1"><draw:image xlink:href="Pictures/1000000100000040000000403A5F75F7998B5B98.png" xlink:type="simple" xlink:show="embed" xlink:actuate="onLoad" draw:mime-type="image/png"/><svg:title>nerd_face</svg:title></draw:frame></text:h>
      <text:list xml:id="list736170592" text:style-name="L2">
        <text:list-item>
          <text:p text:style-name="P8">First, run <text:a xlink:type="simple" xlink:href="https://github.com/4ian/GDevelop/blob/master/newIDE/README.md#development-of-the-standalone-app" text:style-name="Internet_20_link" text:visited-style-name="Visited_20_Internet_20_Link">GDevelop with Electron</text:a>.</text:p>
          <text:p text:style-name="P8">When GDevelop is started, the developer console should be opened. Search for the message <text:span text:style-name="Source_20_Text">Loaded x JS extensions.</text:span> that indicates the loading of extensions.</text:p>
        </text:list-item>
        <text:list-item>
          <text:p text:style-name="P8">You can now open an extension contained in the folder <text:span text:style-name="Emphasis">Extensions</text:span> at the root of the repository. For example, you can open <text:a xlink:type="simple" xlink:href="https://github.com/4ian/GDevelop/tree/master/Extensions/FacebookInstantGames" text:style-name="Internet_20_link" text:visited-style-name="Visited_20_Internet_20_Link">Extensions/FacebookInstantGames</text:a>. Edit the JsExtension.js file or a runtime file. Any changes will be automatically imported into the editor.</text:p>
          <text:p text:style-name="P5">Verify that changes are imported in the console: you should see a message starting with <text:span text:style-name="Source_20_Text">GDJS Runtime update</text:span>. If you deactivated the automatic import in the preferences or want to import manually your changes, run the <text:span text:style-name="Source_20_Text">import-GDJS-Runtime.js</text:span> script:</text:p>
          <text:p text:style-name="P2">cd scripts</text:p>
          <text:p text:style-name="P3">node import-GDJS-Runtime.js # This copy extensions declaration and runtime into GDevelop.</text:p>
        </text:list-item>
        <text:list-item>
          <text:p text:style-name="P8">Finally, verify that the changes are applied:</text:p>
          <text:list>
            <text:list-item>
              <text:p text:style-name="P9"><text:soft-page-break/>If you modified the declaration (<text:span text:style-name="Source_20_Text">JsExtension.js</text:span>), reload GDevelop by pressing Ctrl+R (or Cmd+R on macOS) in the developer console. </text:p>
            </text:list-item>
            <text:list-item>
              <text:p text:style-name="P9">If you modified a Runtime file, relaunch a preview. Open the developer console if you want to check for any errors. </text:p>
            </text:list-item>
          </text:list>
        </text:list-item>
        <text:list-item>
          <text:p text:style-name="P8">You can now iterate and relaunch the script to develop the extension! <draw:frame draw:style-name="fr1" draw:name="Figura3" text:anchor-type="as-char" svg:width="0.529cm" svg:height="0.529cm" draw:z-index="2"><draw:image xlink:href="Pictures/1000000100000040000000409357781C9E05831A.png" xlink:type="simple" xlink:show="embed" xlink:actuate="onLoad" draw:mime-type="image/png"/><svg:title>rocket</svg:title></draw:frame></text:p>
          <text:p text:style-name="P5"><draw:frame draw:style-name="fr1" draw:name="Figura4" text:anchor-type="as-char" svg:width="0.529cm" svg:height="0.529cm" draw:z-index="3"><draw:image xlink:href="Pictures/1000000100000040000000404DA9EB6566EEE01F.png" xlink:type="simple" xlink:show="embed" xlink:actuate="onLoad" draw:mime-type="image/png"/><svg:title>warning</svg:title></draw:frame><text:s/>Always check the developer console after reloading GDevelop. If there is any error signaled, click on it to see what went wrong. You may have done a syntax error or misused an API.</text:p>
        </text:list-item>
      </text:list>
      <text:h text:style-name="Heading_20_3" text:outline-level="3"><text:bookmark text:name="user-content-21-implement-your-feature-for-the-game-engine-"/>2.1) Implement your feature for the game engine <draw:frame draw:style-name="fr1" draw:name="Figura5" text:anchor-type="as-char" svg:width="0.529cm" svg:height="0.529cm" draw:z-index="4"><draw:image xlink:href="Pictures/10000001000000400000004060273305A78BF99F.png" xlink:type="simple" xlink:show="embed" xlink:actuate="onLoad" draw:mime-type="image/png"/><svg:title>space_invader</svg:title></draw:frame></text:h>
      <text:p text:style-name="Quotations"><draw:frame draw:style-name="fr1" draw:name="Figura6" text:anchor-type="as-char" svg:width="0.529cm" svg:height="0.529cm" draw:z-index="5"><draw:image xlink:href="Pictures/100000010000004000000040499A5FFCE73BA320.png" xlink:type="simple" xlink:show="embed" xlink:actuate="onLoad" draw:mime-type="image/png"/><svg:title>information_source</svg:title></draw:frame><text:s/>Implement your extension in a file called <text:span text:style-name="Source_20_Text">extensionnametools.ts</text:span> (for general functions), <text:span text:style-name="Source_20_Text">objectnameruntimeobject.ts</text:span> (for objects) or <text:span text:style-name="Source_20_Text">behaviornameruntimebehavior.ts</text:span> (for behaviors). See then the next section for declaring these files and the content of the extension to the IDE.</text:p>
      <text:p text:style-name="Text_20_body">Check the <text:a xlink:type="simple" xlink:href="https://docs.gdevelop.io/GDJS%20Runtime%20Documentation/index.html" text:style-name="Internet_20_link" text:visited-style-name="Visited_20_Internet_20_Link">GDJS game engine documentation here</text:a>. It's also a good idea to check the <text:a xlink:type="simple" xlink:href="https://github.com/4ian/GDevelop/blob/master/GDJS/README.md" text:style-name="Internet_20_link" text:visited-style-name="Visited_20_Internet_20_Link">Runtime folder of GDJS</text:a> to see directly how the game engine is done when needed. Files for the game engine should <text:a xlink:type="simple" xlink:href="https://github.com/4ian/GDevelop/blob/master/newIDE/docs/Supported-JavaScript-features-and-coding-style.md" text:style-name="Internet_20_link" text:visited-style-name="Visited_20_Internet_20_Link">almost all be written in TypeScript, with a few precautions to ensure good performance (click to learn more)</text:a>.</text:p>
      <text:h text:style-name="Heading_20_4" text:outline-level="4"><text:bookmark text:name="user-content-how-to-create-functions-to-be-called-by-events"/>How to create functions to be called by events</text:h>
      <text:p text:style-name="Text_20_body">See examples in <text:a xlink:type="simple" xlink:href="https://github.com/4ian/GDevelop/blob/master/Extensions/ExampleJsExtension/examplejsextensiontools.ts" text:style-name="Internet_20_link" text:visited-style-name="Visited_20_Internet_20_Link">examplejsextensiontools.ts</text:a>.</text:p>
      <text:p text:style-name="Text_20_body">Read about <text:a xlink:type="simple" xlink:href="https://docs.gdevelop.io/GDJS%20Runtime%20Documentation/classes/gdjs.RuntimeScene.html" text:style-name="Internet_20_link" text:visited-style-name="Visited_20_Internet_20_Link"><text:span text:style-name="Source_20_Text">gdjs.RuntimeScene</text:span></text:a>, the class representing a scene being played, as lots of events can need it.</text:p>
      <text:h text:style-name="Heading_20_5" text:outline-level="5"><text:bookmark text:name="user-content-how-to-create-an-asynchronous-function"/>How to create an asynchronous function</text:h>
      <text:p text:style-name="Text_20_body">You can make an asynchronous action by making your function return an instance of an AsyncTask (don't forget to also declare your function as async!). You can make an <text:span text:style-name="Source_20_Text">AsyncTask</text:span> yourself by extending the <text:span text:style-name="Source_20_Text">gdjs.AsyncTask</text:span> abstract base class, or, if you are using JavaScript async functions/promises, by instanciating a new <text:span text:style-name="Source_20_Text">gdjs.PromiseTask</text:span> with your promise as argument.</text:p>
      <text:h text:style-name="Heading_20_4" text:outline-level="4"><text:bookmark text:name="user-content-how-to-create-a-behavior-by-extending-gdjsruntimebehavior"/>How to create a behavior by extending <text:span text:style-name="Source_20_Text">gdjs.RuntimeBehavior</text:span></text:h>
      <text:p text:style-name="Text_20_body">See examples in <text:a xlink:type="simple" xlink:href="https://github.com/4ian/GDevelop/blob/master/Extensions/ExampleJsExtension/dummyruntimebehavior.ts" text:style-name="Internet_20_link" text:visited-style-name="Visited_20_Internet_20_Link">dummyruntimebehavior.ts</text:a> (or <text:a xlink:type="simple" xlink:href="https://github.com/4ian/GDevelop/blob/master/Extensions/ExampleJsExtension/dummywithshareddataruntimebehavior.ts" text:style-name="Internet_20_link" text:visited-style-name="Visited_20_Internet_20_Link">dummywithshareddataruntimebehavior.ts</text:a> for an example with shared data between behaviors).</text:p>
      <text:p text:style-name="Text_20_body">You'll be interested in the constructor (to initialize things), <text:span text:style-name="Source_20_Text">onDeActivate</text:span> (called when behavior is deactivated), <text:span text:style-name="Source_20_Text">doStepPreEvents</text:span> and <text:span text:style-name="Source_20_Text">doStepPostEvents</text:span> (to run logic before/after the events at each frame).</text:p>
      <text:p text:style-name="Text_20_body">Read about <text:a xlink:type="simple" xlink:href="https://docs.gdevelop.io/GDJS%20Runtime%20Documentation/classes/gdjs.RuntimeBehavior.html" text:style-name="Internet_20_link" text:visited-style-name="Visited_20_Internet_20_Link"><text:span text:style-name="Source_20_Text">gdjs.RuntimeBehavior</text:span></text:a>, the base class inherited by all behaviors, to see everything that is available.</text:p>
      <text:h text:style-name="Heading_20_4" text:outline-level="4"><text:bookmark text:name="user-content-how-to-create-an-object-by-extending-gdjsruntimeobject"/><text:soft-page-break/>How to create an object by extending <text:span text:style-name="Source_20_Text">gdjs.RuntimeObject</text:span></text:h>
      <text:p text:style-name="Text_20_body">See example in <text:a xlink:type="simple" xlink:href="https://github.com/4ian/GDevelop/blob/master/Extensions/ExampleJsExtension/dummyruntimeobject.ts" text:style-name="Internet_20_link" text:visited-style-name="Visited_20_Internet_20_Link">dummyruntimeobject.ts</text:a> (the object itself) and <text:a xlink:type="simple" xlink:href="https://github.com/4ian/GDevelop/blob/master/Extensions/ExampleJsExtension/dummyruntimeobject-pixi-renderer.ts" text:style-name="Internet_20_link" text:visited-style-name="Visited_20_Internet_20_Link">dummyruntimeobject-pixi-renderer.ts</text:a> (the renderer, using PixiJS).</text:p>
      <text:p text:style-name="Text_20_body">You'll be interested in the constructor (to initialize things), <text:span text:style-name="Source_20_Text">update</text:span> (called every frame) and the other methods. In the PIXI renderer, check the constructor (where PixiJS objects are created). Other methods depend on the renderer.</text:p>
      <text:p text:style-name="Text_20_body">Read about <text:a xlink:type="simple" xlink:href="https://docs.gdevelop.io/GDJS%20Runtime%20Documentation/classes/gdjs.RuntimeObject.html" text:style-name="Internet_20_link" text:visited-style-name="Visited_20_Internet_20_Link"><text:span text:style-name="Source_20_Text">gdjs.RuntimeObject</text:span></text:a>, the base class inherited by all objects.</text:p>
      <text:h text:style-name="Heading_20_4" text:outline-level="4"><text:bookmark text:name="user-content-how-to-create-an-effect-shader-pixijs-filter"/>How to create an effect ("shader", PixiJS "filter")</text:h>
      <text:p text:style-name="Text_20_body">See lots of examples in <text:a xlink:type="simple" xlink:href="https://github.com/4ian/GDevelop/blob/master/Extensions/Effects" text:style-name="Internet_20_link" text:visited-style-name="Visited_20_Internet_20_Link">Effects</text:a> (the extension containing lots of effects) and <text:a xlink:type="simple" xlink:href="https://github.com/4ian/GDevelop/blob/master/Extensions/Effects/light-night-pixi-filter.ts" text:style-name="Internet_20_link" text:visited-style-name="Visited_20_Internet_20_Link">light-night-pixi-filter.ts</text:a> (an example of a custom filter for PixiJS).</text:p>
      <text:p text:style-name="Text_20_body">You'll have to store the code for your PixiJS filter in the file, and then call <text:span text:style-name="Source_20_Text">gdjs.PixiFiltersTools.registerFilterCreator</text:span> to tell the game engine how to create and update the filter. Don't forget to then <text:span text:style-name="Strong_20_Emphasis">declare</text:span> the effect (see next section).</text:p>
      <text:h text:style-name="Heading_20_3" text:outline-level="3"><text:bookmark text:name="user-content-22-declare-your-extension-to-the-ide-"/>2.2) Declare your extension to the IDE <draw:frame draw:style-name="fr1" draw:name="Figura7" text:anchor-type="as-char" svg:width="0.529cm" svg:height="0.529cm" draw:z-index="6"><draw:image xlink:href="Pictures/1000000100000040000000400AC698F6F572B363.png" xlink:type="simple" xlink:show="embed" xlink:actuate="onLoad" draw:mime-type="image/png"/><svg:title>wave</svg:title></draw:frame></text:h>
      <text:p text:style-name="Quotations"><draw:frame draw:style-name="fr1" draw:name="Figura8" text:anchor-type="as-char" svg:width="0.529cm" svg:height="0.529cm" draw:z-index="7"><draw:image xlink:href="Pictures/100000010000004000000040499A5FFCE73BA320.png" xlink:type="simple" xlink:show="embed" xlink:actuate="onLoad" draw:mime-type="image/png"/><svg:title>information_source</svg:title></draw:frame><text:s/>Declaration must be done in a file called <text:span text:style-name="Source_20_Text">JsExtension.js</text:span>. Your extension must be in the Extensions folder, in its own directory.</text:p>
      <text:p text:style-name="Text_20_body">The API to declare extensions is almost 100% equivalent to the way extensions are declared in C++, so most links will redirect to this documentation.</text:p>
      <text:h text:style-name="Heading_20_4" text:outline-level="4"><text:bookmark text:name="user-content-declare-the-extension-information"/>Declare the extension information</text:h>
      <text:p text:style-name="Text_20_body">Use <text:a xlink:type="simple" xlink:href="https://docs.gdevelop.io/GDCore%20Documentation/classgd_1_1_platform_extension.html#ac53e5af617a9ed91c280d652899557c3" text:style-name="Internet_20_link" text:visited-style-name="Visited_20_Internet_20_Link"><text:span text:style-name="Source_20_Text">extension.setExtensionInformation</text:span></text:a> to declare basic information about your extension.</text:p>
      <text:p text:style-name="Quotations"><draw:frame draw:style-name="fr1" draw:name="Figura9" text:anchor-type="as-char" svg:width="0.529cm" svg:height="0.529cm" draw:z-index="8"><draw:image xlink:href="Pictures/100000010000004000000040B5FCEC41731C206E.png" xlink:type="simple" xlink:show="embed" xlink:actuate="onLoad" draw:mime-type="image/png"/><svg:title>point_right</svg:title></draw:frame><text:s/>See an example in the <text:a xlink:type="simple" xlink:href="https://github.com/4ian/GDevelop/blob/master/Extensions/ExampleJsExtension/JsExtension.js" text:style-name="Internet_20_link" text:visited-style-name="Visited_20_Internet_20_Link">example extension </text:a><text:a xlink:type="simple" xlink:href="https://github.com/4ian/GDevelop/blob/master/Extensions/ExampleJsExtension/JsExtension.js" text:style-name="Internet_20_link" text:visited-style-name="Visited_20_Internet_20_Link"><text:span text:style-name="Emphasis">JsExtension.js</text:span></text:a><text:a xlink:type="simple" xlink:href="https://github.com/4ian/GDevelop/blob/master/Extensions/ExampleJsExtension/JsExtension.js" text:style-name="Internet_20_link" text:visited-style-name="Visited_20_Internet_20_Link"> file</text:a>.</text:p>
      <text:h text:style-name="Heading_20_4" text:outline-level="4"><text:bookmark text:name="user-content-declare-actions-conditions-and-expressions"/>Declare actions, conditions and expressions</text:h>
      <text:p text:style-name="Text_20_body">Use <text:a xlink:type="simple" xlink:href="https://docs.gdevelop.io/GDCore%20Documentation/classgd_1_1_platform_extension.html#a34e95be54f2dfa80b804e8e4830e7d9c" text:style-name="Internet_20_link" text:visited-style-name="Visited_20_Internet_20_Link"><text:span text:style-name="Source_20_Text">addAction</text:span></text:a>, <text:span text:style-name="Source_20_Text">addCondition</text:span>, <text:span text:style-name="Source_20_Text">addExpression</text:span> or <text:span text:style-name="Source_20_Text">addStrExpression</text:span> to declare actions, conditions or expressions.</text:p>
      <text:list xml:id="list2396566504" text:style-name="L3">
        <text:list-item>
          <text:p text:style-name="P11">Chain calls to <text:a xlink:type="simple" xlink:href="https://docs.gdevelop.io/GDCore%20Documentation/classgd_1_1_instruction_metadata.html#a95486188a843f9ac8cdb1b0700c6c7e5" text:style-name="Internet_20_link" text:visited-style-name="Visited_20_Internet_20_Link"><text:span text:style-name="Source_20_Text">addParameter</text:span></text:a> to declare the parameters of your action/condition/expression. </text:p>
        </text:list-item>
        <text:list-item>
          <text:p text:style-name="P11">Call <text:span text:style-name="Source_20_Text">getCodeExtraInformation()</text:span> and then functions like <text:a xlink:type="simple" xlink:href="https://docs.gdevelop.io/GDCore%20Documentation/classgd_1_1_instruction_metadata_1_1_extra_information.html" text:style-name="Internet_20_link" text:visited-style-name="Visited_20_Internet_20_Link"><text:span text:style-name="Source_20_Text">setFunctionName</text:span></text:a><text:a xlink:type="simple" xlink:href="https://docs.gdevelop.io/GDCore%20Documentation/classgd_1_1_instruction_metadata_1_1_extra_information.html" text:style-name="Internet_20_link" text:visited-style-name="Visited_20_Internet_20_Link"> and </text:a><text:a xlink:type="simple" xlink:href="https://docs.gdevelop.io/GDCore%20Documentation/classgd_1_1_instruction_metadata_1_1_extra_information.html" text:style-name="Internet_20_link" text:visited-style-name="Visited_20_Internet_20_Link"><text:span text:style-name="Source_20_Text">setIncludeFile</text:span></text:a> to declare the JavaScript function to be called and the file to be included. </text:p>
        </text:list-item>
        <text:list-item>
          <text:p text:style-name="P10">If your function is asynchronous, call <text:span text:style-name="Source_20_Text">setAsyncFunctionName</text:span> instead to tell GDevelop to wait for the returned <text:span text:style-name="Source_20_Text">Task</text:span> to resolve before executing subsequent actions and subevents. - If you want to be able to toggle the awaiting on and off, make one implementation of the function that returns a <text:span text:style-name="Source_20_Text">Task</text:span> and one that doesn't, and use both <text:span text:style-name="Source_20_Text">setFunctionName</text:span> and <text:span text:style-name="Source_20_Text">setAsyncFunctionName</text:span> respectively to declare both to GDevelop, making the action optionally async. - If you just want to return a promise to be awaited, you do not need to <text:soft-page-break/>create your own task. Simply return <text:span text:style-name="Source_20_Text">new gd.PromiseTask(yourPromise)</text:span>. - Note that, as of now, <text:span text:style-name="Emphasis">only actions can be asynchronous</text:span>. Giving other functions an async function name will not have any effect. </text:p>
        </text:list-item>
      </text:list>
      <text:p text:style-name="Quotations">You can call these functions on the <text:span text:style-name="Source_20_Text">extension</text:span> object, or on the objects returned by <text:span text:style-name="Source_20_Text">extension.addObject</text:span> (for objects) or <text:span text:style-name="Source_20_Text">extension.addBehavior</text:span> (for behaviors). See below.</text:p>
      <text:p text:style-name="Quotations"><draw:frame draw:style-name="fr1" draw:name="Figura10" text:anchor-type="as-char" svg:width="0.529cm" svg:height="0.529cm" draw:z-index="9"><draw:image xlink:href="Pictures/1000000100000040000000404DA9EB6566EEE01F.png" xlink:type="simple" xlink:show="embed" xlink:actuate="onLoad" draw:mime-type="image/png"/><svg:title>warning</svg:title></draw:frame><text:s/>Always double-check that you've not forgotten an argument. Such errors/mismatches can create silent bugs that could make GDevelop unstable or crash while being used.</text:p>
      <text:p text:style-name="Quotations"><draw:frame draw:style-name="fr1" draw:name="Figura11" text:anchor-type="as-char" svg:width="0.529cm" svg:height="0.529cm" draw:z-index="10"><draw:image xlink:href="Pictures/100000010000004000000040B5FCEC41731C206E.png" xlink:type="simple" xlink:show="embed" xlink:actuate="onLoad" draw:mime-type="image/png"/><svg:title>point_right</svg:title></draw:frame><text:s/>See an example in the <text:a xlink:type="simple" xlink:href="https://github.com/4ian/GDevelop/blob/master/Extensions/ExampleJsExtension/JsExtension.js" text:style-name="Internet_20_link" text:visited-style-name="Visited_20_Internet_20_Link">example extension </text:a><text:a xlink:type="simple" xlink:href="https://github.com/4ian/GDevelop/blob/master/Extensions/ExampleJsExtension/JsExtension.js" text:style-name="Internet_20_link" text:visited-style-name="Visited_20_Internet_20_Link"><text:span text:style-name="Emphasis">JsExtension.js</text:span></text:a><text:a xlink:type="simple" xlink:href="https://github.com/4ian/GDevelop/blob/master/Extensions/ExampleJsExtension/JsExtension.js" text:style-name="Internet_20_link" text:visited-style-name="Visited_20_Internet_20_Link"> file</text:a>.</text:p>
      <text:h text:style-name="Heading_20_4" text:outline-level="4"><text:bookmark text:name="user-content-declare-behaviors"/>Declare behaviors</text:h>
      <text:p text:style-name="Text_20_body">Add a behavior using <text:a xlink:type="simple" xlink:href="https://docs.gdevelop.io/GDCore%20Documentation/classgd_1_1_platform_extension.html#a75992fed9afce730db56af9d4d8177ca" text:style-name="Internet_20_link" text:visited-style-name="Visited_20_Internet_20_Link"><text:span text:style-name="Source_20_Text">addBehavior</text:span></text:a>. The last two parameters are the <text:span text:style-name="Source_20_Text">gd.Behavior</text:span> and the <text:span text:style-name="Source_20_Text">gd.BehaviorsSharedData</text:span> object representing the behavior and its (optional) shared data</text:p>
      <text:list xml:id="list822714961" text:style-name="L4">
        <text:list-item>
          <text:p text:style-name="P13">For the behavior, create a <text:span text:style-name="Source_20_Text">new gd.BehaviorJsImplementation()</text:span> and define <text:span text:style-name="Source_20_Text">initializeContent</text:span>, <text:span text:style-name="Source_20_Text">updateProperty</text:span> and <text:span text:style-name="Source_20_Text">getProperties</text:span>. </text:p>
        </text:list-item>
        <text:list-item>
          <text:p text:style-name="P12">For the shared data (which are properties shared between all behaviors of the same type), if you don't need it, just pass the <text:span text:style-name="Source_20_Text">new gd.BehaviorsSharedData()</text:span>. If you need shared data, create a <text:span text:style-name="Source_20_Text">new gd.BehaviorSharedDataJsImplementation()</text:span> and define <text:span text:style-name="Source_20_Text">initializeContent</text:span>, <text:span text:style-name="Source_20_Text">updateProperty</text:span> and <text:span text:style-name="Source_20_Text">getProperties</text:span>. </text:p>
        </text:list-item>
      </text:list>
      <text:p text:style-name="Quotations"><draw:frame draw:style-name="fr1" draw:name="Figura12" text:anchor-type="as-char" svg:width="0.529cm" svg:height="0.529cm" draw:z-index="11"><draw:image xlink:href="Pictures/1000000100000040000000404DA9EB6566EEE01F.png" xlink:type="simple" xlink:show="embed" xlink:actuate="onLoad" draw:mime-type="image/png"/><svg:title>warning</svg:title></draw:frame><text:s/>Like other functions to declare extensions, make sure that you've not forgotten to declare a function and that all arguments are correct.</text:p>
      <text:p text:style-name="Quotations"><draw:frame draw:style-name="fr1" draw:name="Figura13" text:anchor-type="as-char" svg:width="0.529cm" svg:height="0.529cm" draw:z-index="12"><draw:image xlink:href="Pictures/100000010000004000000040B5FCEC41731C206E.png" xlink:type="simple" xlink:show="embed" xlink:actuate="onLoad" draw:mime-type="image/png"/><svg:title>point_right</svg:title></draw:frame><text:s/>See an example in the <text:a xlink:type="simple" xlink:href="https://github.com/4ian/GDevelop/blob/master/Extensions/ExampleJsExtension/JsExtension.js" text:style-name="Internet_20_link" text:visited-style-name="Visited_20_Internet_20_Link">example extension </text:a><text:a xlink:type="simple" xlink:href="https://github.com/4ian/GDevelop/blob/master/Extensions/ExampleJsExtension/JsExtension.js" text:style-name="Internet_20_link" text:visited-style-name="Visited_20_Internet_20_Link"><text:span text:style-name="Emphasis">JsExtension.js</text:span></text:a><text:a xlink:type="simple" xlink:href="https://github.com/4ian/GDevelop/blob/master/Extensions/ExampleJsExtension/JsExtension.js" text:style-name="Internet_20_link" text:visited-style-name="Visited_20_Internet_20_Link"> file</text:a>. Learn more about <text:a xlink:type="simple" xlink:href="https://github.com/4ian/GDevelop/blob/master/newIDE/docs/Properties-schema-and-PropertiesEditor-explanations.md" text:style-name="Internet_20_link" text:visited-style-name="Visited_20_Internet_20_Link">properties here</text:a>.</text:p>
      <text:h text:style-name="Heading_20_4" text:outline-level="4"><text:bookmark text:name="user-content-declare-objects"/>Declare objects</text:h>
      <text:p text:style-name="Text_20_body">Add an object using <text:a xlink:type="simple" xlink:href="https://docs.gdevelop.io/GDCore%20Documentation/classgd_1_1_platform_extension.html#a554baca486909e8741e902133cceeec0" text:style-name="Internet_20_link" text:visited-style-name="Visited_20_Internet_20_Link"><text:span text:style-name="Source_20_Text">addObject</text:span></text:a>. The last parameter is the <text:span text:style-name="Source_20_Text">gd.Object</text:span> representing the object:</text:p>
      <text:list xml:id="list4161887613" text:style-name="L5">
        <text:list-item>
          <text:p text:style-name="P14">Create a <text:span text:style-name="Source_20_Text">new gd.ObjectJsImplementation()</text:span> and define <text:span text:style-name="Source_20_Text">updateProperty</text:span> and <text:span text:style-name="Source_20_Text">getProperties</text:span> (for the object properties) and <text:span text:style-name="Source_20_Text">updateInitialInstanceProperty</text:span> and <text:span text:style-name="Source_20_Text">getInitialInstanceProperties</text:span> (for the optional properties that are attached to each instance). </text:p>
        </text:list-item>
      </text:list>
      <text:p text:style-name="Quotations"><draw:frame draw:style-name="fr1" draw:name="Figura14" text:anchor-type="as-char" svg:width="0.529cm" svg:height="0.529cm" draw:z-index="13"><draw:image xlink:href="Pictures/100000010000004000000040B5FCEC41731C206E.png" xlink:type="simple" xlink:show="embed" xlink:actuate="onLoad" draw:mime-type="image/png"/><svg:title>point_right</svg:title></draw:frame><text:s/>See an example in the <text:a xlink:type="simple" xlink:href="https://github.com/4ian/GDevelop/blob/master/Extensions/ExampleJsExtension/JsExtension.js" text:style-name="Internet_20_link" text:visited-style-name="Visited_20_Internet_20_Link">example extension </text:a><text:a xlink:type="simple" xlink:href="https://github.com/4ian/GDevelop/blob/master/Extensions/ExampleJsExtension/JsExtension.js" text:style-name="Internet_20_link" text:visited-style-name="Visited_20_Internet_20_Link"><text:span text:style-name="Emphasis">JsExtension.js</text:span></text:a><text:a xlink:type="simple" xlink:href="https://github.com/4ian/GDevelop/blob/master/Extensions/ExampleJsExtension/JsExtension.js" text:style-name="Internet_20_link" text:visited-style-name="Visited_20_Internet_20_Link"> file</text:a>. Learn more about <text:a xlink:type="simple" xlink:href="https://github.com/4ian/GDevelop/blob/master/newIDE/docs/Properties-schema-and-PropertiesEditor-explanations.md" text:style-name="Internet_20_link" text:visited-style-name="Visited_20_Internet_20_Link">properties here</text:a>.</text:p>
      <text:p text:style-name="Quotations"><draw:frame draw:style-name="fr1" draw:name="Figura15" text:anchor-type="as-char" svg:width="0.529cm" svg:height="0.529cm" draw:z-index="14"><draw:image xlink:href="Pictures/100000010000004000000040499A5FFCE73BA320.png" xlink:type="simple" xlink:show="embed" xlink:actuate="onLoad" draw:mime-type="image/png"/><svg:title>information_source</svg:title></draw:frame><text:s/>After doing this, you can actually see your object in GDevelop! Read the next sections to see how to add an editor and a renderer for instances on the scene editor.</text:p>
      <text:h text:style-name="Heading_20_4" text:outline-level="4"><text:bookmark text:name="user-content-declare-a-property"/><text:soft-page-break/>Declare a property</text:h>
      <text:p text:style-name="Text_20_body">A property is a global configuration value for your extension. An example would be the App ID for AdMob.</text:p>
      <text:p text:style-name="Text_20_body">To declare one, just use <text:span text:style-name="Source_20_Text">registerProperty</text:span>:</text:p>
      <text:p text:style-name="Preformatted_20_Text">// From ExampleJsExtension/JsExtension.js:</text:p>
      <text:p text:style-name="Preformatted_20_Text">extension</text:p>
      <text:p text:style-name="Preformatted_20_Text"><text:s text:c="8"/>.registerProperty("DummyPropertyString")</text:p>
      <text:p text:style-name="Preformatted_20_Text"><text:s text:c="8"/>.setLabel(_("Dummy Property Name"))</text:p>
      <text:p text:style-name="Preformatted_20_Text"><text:s text:c="8"/>.setDescription(_("Type in anything :)"))</text:p>
      <text:p text:style-name="P1"><text:s text:c="8"/>.setType("string");</text:p>
      <text:p text:style-name="Text_20_body">Once declared, you can access the property from JavaScript in the game engine using <text:span text:style-name="Source_20_Text">getExtensionProperty</text:span> method of <text:span text:style-name="Source_20_Text">gdjs.RuntimeGame</text:span>. Pass the extension name and the property name. This would get the AdMobAppId property of the AdMob extension for example:</text:p>
      <text:p text:style-name="P1">const appId = runtimeGame.getExtensionProperty("AdMob", "AdMobAppId");</text:p>
      <text:p text:style-name="Text_20_body">If the property doesn't exist it will return null. <draw:frame draw:style-name="fr1" draw:name="Figura16" text:anchor-type="as-char" svg:width="0.529cm" svg:height="0.529cm" draw:z-index="15"><draw:image xlink:href="https://github.githubassets.com/images/icons/emoji/unicode/26a0.png" xlink:type="simple" xlink:show="embed" xlink:actuate="onLoad" draw:mime-type="image/png"/><svg:title>warning</svg:title></draw:frame><text:s/>Be careful, it can be non existing if the user never entered a value for that property before!</text:p>
      <text:h text:style-name="Heading_20_4" text:outline-level="4"><text:bookmark text:name="user-content-declare-a-dependency-on-an-external-package"/>Declare a dependency on an external package</text:h>
      <text:p text:style-name="Text_20_body">You can declare a dependency on an npm package or cordova plugin with <text:span text:style-name="Source_20_Text">addDependency</text:span>. Example:</text:p>
      <text:p text:style-name="Preformatted_20_Text">// From ExampleJsExtension/JsExtension.js:</text:p>
      <text:p text:style-name="Preformatted_20_Text">extension</text:p>
      <text:p text:style-name="Preformatted_20_Text"><text:s text:c="8"/>.addDependency()</text:p>
      <text:p text:style-name="Preformatted_20_Text"><text:s text:c="8"/>.setName("Thirteen Checker")</text:p>
      <text:p text:style-name="Preformatted_20_Text"><text:s text:c="8"/>.setDependencyType("npm")</text:p>
      <text:p text:style-name="Preformatted_20_Text"><text:s text:c="8"/>.setExportName("is-thirteen")</text:p>
      <text:p text:style-name="P1"><text:s text:c="8"/>.setVersion("2.0.0");</text:p>
      <text:p text:style-name="Text_20_body">On cordova you can add plugin variables as extra properties:</text:p>
      <text:p text:style-name="Preformatted_20_Text">extension</text:p>
      <text:p text:style-name="Preformatted_20_Text"><text:s text:c="8"/>.addDependency()</text:p>
      <text:p text:style-name="Preformatted_20_Text"><text:s text:c="8"/>.setName("Some Cordova Extension")</text:p>
      <text:p text:style-name="Preformatted_20_Text"><text:s text:c="8"/>.setDependencyType("cordova")</text:p>
      <text:p text:style-name="Preformatted_20_Text"><text:s text:c="8"/>.setExportName("cordova-some-plugin")</text:p>
      <text:p text:style-name="Preformatted_20_Text"><text:s text:c="8"/>.setVersion("1.0.0")</text:p>
      <text:p text:style-name="Preformatted_20_Text"><text:s text:c="8"/>.setExtraSetting(</text:p>
      <text:p text:style-name="Preformatted_20_Text"><text:s text:c="16"/>"VARIABLE_NAME",</text:p>
      <text:p text:style-name="Preformatted_20_Text"><text:s text:c="16"/>new gd.PropertyDescriptor().setValue("42")</text:p>
      <text:p text:style-name="P1"><text:s text:c="8"/>);</text:p>
      <text:p text:style-name="Text_20_body">You can also use an extension property to determine the value of the plugin variable:</text:p>
      <text:p text:style-name="Preformatted_20_Text">// From AdMob/JsExtension.js:</text:p>
      <text:p text:style-name="Preformatted_20_Text">extension</text:p>
      <text:p text:style-name="Preformatted_20_Text"><text:s text:c="8"/>.registerProperty("AdMobAppId") // Remember Property Name</text:p>
      <text:p text:style-name="Preformatted_20_Text"><text:s text:c="8"/>.setLabel("AdMob App ID")</text:p>
      <text:p text:style-name="Preformatted_20_Text"><text:s text:c="8"/>.setDescription("ca-app-pub-XXXXXXXXXXXXXXXX/YYYYYYYYYY")</text:p>
      <text:p text:style-name="Preformatted_20_Text"><text:s text:c="8"/>.setType("string");</text:p>
      <text:p text:style-name="Preformatted_20_Text"/>
      <text:p text:style-name="Preformatted_20_Text">extension</text:p>
      <text:p text:style-name="Preformatted_20_Text"><text:s text:c="8"/>.addDependency()</text:p>
      <text:p text:style-name="Preformatted_20_Text"><text:soft-page-break/><text:s text:c="8"/>.setName("AdMob Cordova Extension")</text:p>
      <text:p text:style-name="Preformatted_20_Text"><text:s text:c="8"/>.setDependencyType("cordova")</text:p>
      <text:p text:style-name="Preformatted_20_Text"><text:s text:c="8"/>.setExportName("cordova-plugin-admob-free")</text:p>
      <text:p text:style-name="Preformatted_20_Text"><text:s text:c="8"/>.setVersion("~0.21.0")</text:p>
      <text:p text:style-name="Preformatted_20_Text"><text:s text:c="8"/>.setExtraSetting(</text:p>
      <text:p text:style-name="Preformatted_20_Text"><text:s text:c="16"/>"ADMOB_APP_ID",</text:p>
      <text:p text:style-name="Preformatted_20_Text"><text:s text:c="16"/>new gd.PropertyDescriptor()</text:p>
      <text:p text:style-name="Preformatted_20_Text"><text:s text:c="24"/>.setType("ExtensionProperty") // Tell the exporter this is an extension property...</text:p>
      <text:p text:style-name="Preformatted_20_Text"><text:s text:c="24"/>.setValue("AdMobAppId") // ... and what property it is (name of the property).</text:p>
      <text:p text:style-name="P1"><text:s text:c="8"/>);</text:p>
      <text:h text:style-name="Heading_20_4" text:outline-level="4"><text:bookmark text:name="user-content-declare-an-object-editor"/>Declare an object editor</text:h>
      <text:p text:style-name="Text_20_body">To add an editor to your object, implement the function <text:span text:style-name="Source_20_Text">registerEditorConfigurations</text:span> in your extension module. For now, only a default editor, displaying the object properties, is supported:</text:p>
      <text:p text:style-name="Preformatted_20_Text">registerEditorConfigurations: function(objectsEditorService /*: ObjectsEditorService */) {</text:p>
      <text:p text:style-name="Preformatted_20_Text"><text:s text:c="2"/>objectsEditorService.registerEditorConfiguration(</text:p>
      <text:p text:style-name="Preformatted_20_Text"><text:s text:c="4"/>"MyDummyExtension::DummyObject", // Replace by your extension and object type names.</text:p>
      <text:p text:style-name="Preformatted_20_Text"><text:s text:c="4"/>objectsEditorService.getDefaultObjectJsImplementationPropertiesEditor({</text:p>
      <text:p text:style-name="Preformatted_20_Text"><text:s text:c="6"/>helpPagePath : "/extensions/extend-gdevelop" // The link to the help page for your object, in GDevelop wiki.</text:p>
      <text:p text:style-name="Preformatted_20_Text"><text:s text:c="4"/>})</text:p>
      <text:p text:style-name="Preformatted_20_Text"><text:s text:c="2"/>);</text:p>
      <text:p text:style-name="P1">}</text:p>
      <text:p text:style-name="Quotations"><draw:frame draw:style-name="fr1" draw:name="Figura17" text:anchor-type="as-char" svg:width="0.529cm" svg:height="0.529cm" draw:z-index="16"><draw:image xlink:href="Pictures/100000010000004000000040B5FCEC41731C206E.png" xlink:type="simple" xlink:show="embed" xlink:actuate="onLoad" draw:mime-type="image/png"/><svg:title>point_right</svg:title></draw:frame><text:s/>See an example in the <text:a xlink:type="simple" xlink:href="https://github.com/4ian/GDevelop/blob/master/Extensions/ExampleJsExtension/JsExtension.js" text:style-name="Internet_20_link" text:visited-style-name="Visited_20_Internet_20_Link">example extension </text:a><text:a xlink:type="simple" xlink:href="https://github.com/4ian/GDevelop/blob/master/Extensions/ExampleJsExtension/JsExtension.js" text:style-name="Internet_20_link" text:visited-style-name="Visited_20_Internet_20_Link"><text:span text:style-name="Emphasis">JsExtension.js</text:span></text:a><text:a xlink:type="simple" xlink:href="https://github.com/4ian/GDevelop/blob/master/Extensions/ExampleJsExtension/JsExtension.js" text:style-name="Internet_20_link" text:visited-style-name="Visited_20_Internet_20_Link"> file</text:a>.</text:p>
      <text:h text:style-name="Heading_20_4" text:outline-level="4"><text:bookmark text:name="user-content-declare-the-pixijs-renderer-for-the-instance-of-your-object-in-the-scene-editor"/>Declare the PixiJS renderer for the instance of your object in the scene editor</text:h>
      <text:p text:style-name="Text_20_body">Finally, to have the instances of your object displayed properly on the scene editor, implement the function <text:span text:style-name="Source_20_Text">registerInstanceRenderers</text:span> in your extension module. The function is passed an object called <text:span text:style-name="Source_20_Text">objectsRenderingService</text:span>, containing <text:a xlink:type="simple" xlink:href="https://github.com/4ian/GDevelop/blob/master/newIDE/app/src/ObjectsRendering/Renderers/RenderedInstance.js" text:style-name="Internet_20_link" text:visited-style-name="Visited_20_Internet_20_Link">RenderedInstance</text:a>, the "base class" for instance renderers, and PixiJS, which give you access to <text:a xlink:type="simple" xlink:href="https://github.com/pixijs/pixi.js" text:style-name="Internet_20_link" text:visited-style-name="Visited_20_Internet_20_Link">PixiJS rendering engine</text:a>, used in the editor to render the scene.</text:p>
      <text:p text:style-name="Quotations"><draw:frame draw:style-name="fr1" draw:name="Figura18" text:anchor-type="as-char" svg:width="0.529cm" svg:height="0.529cm" draw:z-index="17"><draw:image xlink:href="Pictures/100000010000004000000040B5FCEC41731C206E.png" xlink:type="simple" xlink:show="embed" xlink:actuate="onLoad" draw:mime-type="image/png"/><svg:title>point_right</svg:title></draw:frame><text:s/>See an example in the <text:a xlink:type="simple" xlink:href="https://github.com/4ian/GDevelop/blob/master/Extensions/ExampleJsExtension/JsExtension.js" text:style-name="Internet_20_link" text:visited-style-name="Visited_20_Internet_20_Link">example extension </text:a><text:a xlink:type="simple" xlink:href="https://github.com/4ian/GDevelop/blob/master/Extensions/ExampleJsExtension/JsExtension.js" text:style-name="Internet_20_link" text:visited-style-name="Visited_20_Internet_20_Link"><text:span text:style-name="Emphasis">JsExtension.js</text:span></text:a><text:a xlink:type="simple" xlink:href="https://github.com/4ian/GDevelop/blob/master/Extensions/ExampleJsExtension/JsExtension.js" text:style-name="Internet_20_link" text:visited-style-name="Visited_20_Internet_20_Link"> file</text:a>.</text:p>
      <text:h text:style-name="Heading_20_4" text:outline-level="4"><text:bookmark text:name="user-content-declare-effects"/>Declare effects</text:h>
      <text:p text:style-name="Text_20_body">Add an effect using <text:a xlink:type="simple" xlink:href="https://docs.gdevelop.io/GDCore%20Documentation/classgd_1_1_platform_extension.html" text:style-name="Internet_20_link" text:visited-style-name="Visited_20_Internet_20_Link"><text:span text:style-name="Source_20_Text">addEffect</text:span></text:a> in your <text:span text:style-name="Emphasis">JsExtension.js</text:span> file.</text:p>
      <text:p text:style-name="Quotations"><draw:frame draw:style-name="fr1" draw:name="Figura19" text:anchor-type="as-char" svg:width="0.529cm" svg:height="0.529cm" draw:z-index="18"><draw:image xlink:href="Pictures/100000010000004000000040B5FCEC41731C206E.png" xlink:type="simple" xlink:show="embed" xlink:actuate="onLoad" draw:mime-type="image/png"/><svg:title>point_right</svg:title></draw:frame><text:s/>See an example in the <text:a xlink:type="simple" xlink:href="https://github.com/4ian/GDevelop/blob/master/Extensions/Effects/JsExtension.js" text:style-name="Internet_20_link" text:visited-style-name="Visited_20_Internet_20_Link">Effects extension </text:a><text:a xlink:type="simple" xlink:href="https://github.com/4ian/GDevelop/blob/master/Extensions/Effects/JsExtension.js" text:style-name="Internet_20_link" text:visited-style-name="Visited_20_Internet_20_Link"><text:span text:style-name="Emphasis">JsExtension.js</text:span></text:a><text:a xlink:type="simple" xlink:href="https://github.com/4ian/GDevelop/blob/master/Extensions/Effects/JsExtension.js" text:style-name="Internet_20_link" text:visited-style-name="Visited_20_Internet_20_Link"> file</text:a>. Learn more about <text:a xlink:type="simple" xlink:href="https://github.com/4ian/GDevelop/blob/master/newIDE/docs/Properties-schema-and-PropertiesEditor-explanations.md" text:style-name="Internet_20_link" text:visited-style-name="Visited_20_Internet_20_Link">properties here</text:a>.</text:p>
      <text:p text:style-name="Quotations"><draw:frame draw:style-name="fr1" draw:name="Figura20" text:anchor-type="as-char" svg:width="0.529cm" svg:height="0.529cm" draw:z-index="19"><draw:image xlink:href="Pictures/100000010000004000000040499A5FFCE73BA320.png" xlink:type="simple" xlink:show="embed" xlink:actuate="onLoad" draw:mime-type="image/png"/><svg:title>information_source</svg:title></draw:frame><text:s/>Don't forget to use <text:span text:style-name="Source_20_Text">addIncludeFile</text:span> to set the file containing your effect implementation in JavaScript.</text:p>
      <text:h text:style-name="Heading_20_4" text:outline-level="4"><text:bookmark text:name="user-content-declare-events"/><text:soft-page-break/>Declare events</text:h>
      <text:p text:style-name="Quotations"><draw:frame draw:style-name="fr1" draw:name="Figura21" text:anchor-type="as-char" svg:width="0.529cm" svg:height="0.529cm" draw:z-index="20"><draw:image xlink:href="Pictures/1000000100000040000000400AC698F6F572B363.png" xlink:type="simple" xlink:show="embed" xlink:actuate="onLoad" draw:mime-type="image/png"/><svg:title>wave</svg:title></draw:frame><text:s/>Declaring events is not yet exposed to JavaScript extensions. Your help is welcome to expose this feature!</text:p>
      <text:h text:style-name="Heading_20_2" text:outline-level="2"><text:bookmark text:name="user-content-3-starting-a-new-extension-from-scratch-"/>3) Starting a new extension from scratch <draw:frame draw:style-name="fr1" draw:name="Figura22" text:anchor-type="as-char" svg:width="0.529cm" svg:height="0.529cm" draw:z-index="21"><draw:image xlink:href="Pictures/1000000100000040000000409357781C9E05831A.png" xlink:type="simple" xlink:show="embed" xlink:actuate="onLoad" draw:mime-type="image/png"/><svg:title>rocket</svg:title></draw:frame></text:h>
      <text:p text:style-name="Text_20_body">If you want to start a new extension:</text:p>
      <text:list xml:id="list2988829122" text:style-name="L6">
        <text:list-item>
          <text:p text:style-name="P16">Choose a unique and descriptive name. Create a folder with this name in <text:span text:style-name="Emphasis">Extensions</text:span>. </text:p>
        </text:list-item>
        <text:list-item>
          <text:p text:style-name="P16">Create a file in it named <text:span text:style-name="Emphasis">JsExtension.js</text:span> and copy the content of the <text:span text:style-name="Emphasis">JsExtension.js</text:span> of another extension. </text:p>
        </text:list-item>
        <text:list-item>
          <text:p text:style-name="P16">Change the extension information (<text:span text:style-name="Source_20_Text">extension.setExtensionInformation</text:span>). The first argument is the extension internal name and should be the same name as your folder for consistency. </text:p>
        </text:list-item>
        <text:list-item>
          <text:p text:style-name="P16">Remove all the actions/conditions/expressions declarations and tests, run <text:span text:style-name="Source_20_Text">node import-GDJS-Runtime.js</text:span> and reload GDevelop to verify that your extension is loaded. </text:p>
        </text:list-item>
        <text:list-item>
          <text:p text:style-name="P16">Create a file called for example <text:span text:style-name="Emphasis">yourextensionnametools.js</text:span> in the same directory. </text:p>
        </text:list-item>
        <text:list-item>
          <text:p text:style-name="P15">Add back the declarations in your extension. Use <text:span text:style-name="Source_20_Text">setIncludeFile</text:span> when declaring your actions/conditions/expressions and set the name of the ts file that you've created <text:span text:style-name="Strong_20_Emphasis">but with a js extension</text:span>, prefixed by the path from the root folder. For example: </text:p>
          <text:p text:style-name="P4">.setIncludeFile("Extensions/FacebookInstantGames/facebookinstantgamestools.ts")</text:p>
        </text:list-item>
      </text:list>
      <text:h text:style-name="Heading_20_2" text:outline-level="2"><text:bookmark text:name="user-content-4-how-to-contribute-"/>4) How to contribute? <draw:frame draw:style-name="fr1" draw:name="Figura23" text:anchor-type="as-char" svg:width="0.529cm" svg:height="0.529cm" draw:z-index="22"><draw:image xlink:href="Pictures/1000000100000040000000401D2C7E1BDE1FE1EE.png" xlink:type="simple" xlink:show="embed" xlink:actuate="onLoad" draw:mime-type="image/png"/><svg:title>sunglasses</svg:title></draw:frame></text:h>
      <text:p text:style-name="Text_20_body">If you have ideas or are creating a new extension, your contribution is welcome!</text:p>
      <text:list xml:id="list1519240174" text:style-name="L7">
        <text:list-item>
          <text:p text:style-name="P17">To submit your extension, you have first to create a Fork on GitHub (use the Fork button on the top right), then <text:a xlink:type="simple" xlink:href="https://help.github.com/articles/creating-a-pull-request-from-a-fork/" text:style-name="Internet_20_link" text:visited-style-name="Visited_20_Internet_20_Link">create a Pull Request</text:a>.</text:p>
        </text:list-item>
        <text:list-item>
          <text:p text:style-name="P17">Check <text:a xlink:type="simple" xlink:href="https://trello.com/b/qf0lM7k8/gdevelop-roadmap" text:style-name="Internet_20_link" text:visited-style-name="Visited_20_Internet_20_Link">the </text:a><text:a xlink:type="simple" xlink:href="https://trello.com/b/qf0lM7k8/gdevelop-roadmap" text:style-name="Internet_20_link" text:visited-style-name="Visited_20_Internet_20_Link"><text:span text:style-name="Strong_20_Emphasis">roadmap</text:span></text:a><text:a xlink:type="simple" xlink:href="https://trello.com/b/qf0lM7k8/gdevelop-roadmap" text:style-name="Internet_20_link" text:visited-style-name="Visited_20_Internet_20_Link"> for ideas and features planned</text:a>.</text:p>
        </text:list-item>
        <text:list-item>
          <text:p text:style-name="P17">A few enhancements are also possible to exploit the full potential of extensions:</text:p>
          <text:list>
            <text:list-item>
              <text:p text:style-name="P18">Add support for events </text:p>
            </text:list-item>
            <text:list-item>
              <text:p text:style-name="P18">Document how to add custom icons </text:p>
            </text:list-item>
            <text:list-item>
              <text:p text:style-name="P17">Add a button to reload extensions without reloading GDevelop IDE entirely. </text:p>
            </text:list-item>
          </text:list>
        </text:list-item>
      </text:list>
      <text:h text:style-name="Heading_20_2" text:outline-level="2"><text:bookmark text:name="user-content-4-note-on-the-development-of-extensions-declared-in-c-jsextensioncpp-or-extensioncpp"/>4) Note on the development of extensions declared in C++ (<text:span text:style-name="Source_20_Text">JsExtension.cpp</text:span> or <text:span text:style-name="Source_20_Text">Extension.cpp</text:span>)</text:h>
      <text:p text:style-name="Text_20_body">Some extensions are still declared in C++ for being compatible with GDevelop 4. Check the sources in the <text:a xlink:type="simple" xlink:href="https://github.com/4ian/GDevelop/tree/master/Extensions" text:style-name="Internet_20_link" text:visited-style-name="Visited_20_Internet_20_Link">Extensions folder</text:a> and install <text:a xlink:type="simple" xlink:href="https://github.com/4ian/GDevelop.js" text:style-name="Internet_20_link" text:visited-style-name="Visited_20_Internet_20_Link">GDevelop.js</text:a>. You'll then be able to make changes in C++ source files and have this reflected in the edito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41:39.436187705</meta:creation-date>
    <dc:date>2022-12-03T11:42:38.300972884</dc:date>
    <meta:editing-duration>PT1M</meta:editing-duration>
    <meta:editing-cycles>1</meta:editing-cycles>
    <meta:document-statistic meta:table-count="0" meta:image-count="23" meta:object-count="0" meta:page-count="7" meta:paragraph-count="157" meta:word-count="2029" meta:character-count="14576" meta:non-whitespace-character-count="12344"/>
    <meta:generator>LibreOffice/7.3.7.2$Linux_X86_64 LibreOffice_project/30$Build-2</meta:generator>
  </office:meta>
</office:document-meta>
</file>